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2" style:family="paragraph" style:parent-style-name="Standard">
      <style:text-properties fo:font-size="10pt" style:text-underline-style="solid" style:text-underline-width="auto" style:text-underline-color="font-color" fo:font-weight="bold" officeooo:rsid="001281d6" officeooo:paragraph-rsid="001281d6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none" fo:font-weight="bold" officeooo:rsid="001281d6" officeooo:paragraph-rsid="001281d6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</text:p>
      <text:p text:style-name="P5">mysql&gt; create table employee</text:p>
      <text:p text:style-name="P5"><text:s text:c="4"/>-&gt; <text:s text:c="6"/>(</text:p>
      <text:p text:style-name="P5"><text:s text:c="4"/>-&gt; <text:s text:c="6"/>emp_no int,</text:p>
      <text:p text:style-name="P5"><text:s text:c="4"/>-&gt; <text:s text:c="6"/>email varchar(20),</text:p>
      <text:p text:style-name="P5"><text:s text:c="4"/>-&gt; <text:s text:c="6"/>job varchar(20),</text:p>
      <text:p text:style-name="P5"><text:s text:c="4"/>-&gt; <text:s text:c="6"/>salary int </text:p>
      <text:p text:style-name="P5"><text:s text:c="4"/>-&gt; <text:s text:c="6"/>);</text:p>
      <text:p text:style-name="P5">Query OK, 0 rows affected (0.01 sec)</text:p>
      <text:p text:style-name="P5">mysql&gt; desc employee;</text:p>
      <text:p text:style-name="P5">+--------+-------------+------+-----+---------+-------+</text:p>
      <text:p text:style-name="P5">| Field <text:s/>| Type <text:s text:c="7"/>| Null | Key | Default | Extra |</text:p>
      <text:p text:style-name="P5">+--------+-------------+------+-----+---------+-------+</text:p>
      <text:p text:style-name="P5">| emp_no | int <text:s text:c="8"/>| YES <text:s/>| <text:s text:c="4"/>| NULL <text:s text:c="3"/>| <text:s text:c="6"/>|</text:p>
      <text:p text:style-name="P5">| email <text:s/>| varchar(20) | YES <text:s/>| <text:s text:c="4"/>| NULL <text:s text:c="3"/>| <text:s text:c="6"/>|</text:p>
      <text:p text:style-name="P5">| job <text:s text:c="3"/>| varchar(20) | YES <text:s/>| <text:s text:c="4"/>| NULL <text:s text:c="3"/>| <text:s text:c="6"/>|</text:p>
      <text:p text:style-name="P5">| salary | int <text:s text:c="8"/>| YES <text:s/>| <text:s text:c="4"/>| NULL <text:s text:c="3"/>| <text:s text:c="6"/>|</text:p>
      <text:p text:style-name="P5">+--------+-------------+------+-----+---------+-------+</text:p>
      <text:p text:style-name="P5">4 rows in set (0.02 sec)</text:p>
      <text:p text:style-name="P5"/>
      <text:p text:style-name="P5">mysql&gt; alter table employee add commission int;</text:p>
      <text:p text:style-name="P5">Query OK, 0 rows affected (0.05 sec)</text:p>
      <text:p text:style-name="P5">Records: 0 <text:s/>Duplicates: 0 <text:s/>Warnings: 0</text:p>
      <text:p text:style-name="P5">mysql&gt; desc employee;</text:p>
      <text:p text:style-name="P5">+------------+-------------+------+-----+---------+-------+</text:p>
      <text:p text:style-name="P5">| Field <text:s text:c="5"/>| Type <text:s text:c="7"/>| Null | Key | Default | Extra |</text:p>
      <text:p text:style-name="P5">+------------+-------------+------+-----+---------+-------+</text:p>
      <text:p text:style-name="P5">| emp_no <text:s text:c="4"/>| int <text:s text:c="8"/>| YES <text:s/>| <text:s text:c="4"/>| NULL <text:s text:c="3"/>| <text:s text:c="6"/>|</text:p>
      <text:p text:style-name="P5">| email <text:s text:c="5"/>| varchar(20) | YES <text:s/>| <text:s text:c="4"/>| NULL <text:s text:c="3"/>| <text:s text:c="6"/>|</text:p>
      <text:p text:style-name="P5">| job <text:s text:c="7"/>| varchar(20) | YES <text:s/>| <text:s text:c="4"/>| NULL <text:s text:c="3"/>| <text:s text:c="6"/>|</text:p>
      <text:p text:style-name="P5">| salary <text:s text:c="4"/>| int <text:s text:c="8"/>| YES <text:s/>| <text:s text:c="4"/>| NULL <text:s text:c="3"/>| <text:s text:c="6"/>|</text:p>
      <text:p text:style-name="P5">| commission | int <text:s text:c="8"/>| YES <text:s/>| <text:s text:c="4"/>| NULL <text:s text:c="3"/>| <text:s text:c="6"/>|</text:p>
      <text:p text:style-name="P5">+------------+-------------+------+-----+---------+-------+</text:p>
      <text:p text:style-name="P5">5 rows in set (0.00 sec)</text:p>
      <text:p text:style-name="P5"/>
      <text:p text:style-name="P5">mysql&gt; alter table employee drop job;</text:p>
      <text:p text:style-name="P5">Query OK, 0 rows affected (0.01 sec)</text:p>
      <text:p text:style-name="P5">Records: 0 <text:s/>Duplicates: 0 <text:s/>Warnings: 0</text:p>
      <text:p text:style-name="P5">mysql&gt; desc employee;</text:p>
      <text:p text:style-name="P5">+------------+-------------+------+-----+---------+-------+</text:p>
      <text:p text:style-name="P5">| Field <text:s text:c="5"/>| Type <text:s text:c="7"/>| Null | Key | Default | Extra |</text:p>
      <text:p text:style-name="P5">+------------+-------------+------+-----+---------+-------+</text:p>
      <text:p text:style-name="P5">| emp_no <text:s text:c="4"/>| int <text:s text:c="8"/>| YES <text:s/>| <text:s text:c="4"/>| NULL <text:s text:c="3"/>| <text:s text:c="6"/>|</text:p>
      <text:p text:style-name="P5">| email <text:s text:c="5"/>| varchar(20) | YES <text:s/>| <text:s text:c="4"/>| NULL <text:s text:c="3"/>| <text:s text:c="6"/>|</text:p>
      <text:p text:style-name="P5">| salary <text:s text:c="4"/>| int <text:s text:c="8"/>| YES <text:s/>| <text:s text:c="4"/>| NULL <text:s text:c="3"/>| <text:s text:c="6"/>|</text:p>
      <text:p text:style-name="P5">| commission | int <text:s text:c="8"/>| YES <text:s/>| <text:s text:c="4"/>| NULL <text:s text:c="3"/>| <text:s text:c="6"/>|</text:p>
      <text:p text:style-name="P5">+------------+-------------+------+-----+---------+-------+</text:p>
      <text:p text:style-name="P5">4 rows in set (0.00 sec)</text:p>
      <text:p text:style-name="P5"/>
      <text:p text:style-name="P5">mysql&gt; alter table employee modify column email char(30);</text:p>
      <text:p text:style-name="P5">Query OK, 0 rows affected (0.03 sec)</text:p>
      <text:p text:style-name="P5">Records: 0 <text:s/>Duplicates: 0 <text:s/>Warnings: 0</text:p>
      <text:p text:style-name="P5">mysql&gt; desc employee;</text:p>
      <text:p text:style-name="P5">+------------+----------+------+-----+---------+-------+</text:p>
      <text:p text:style-name="P5">| Field <text:s text:c="5"/>| Type <text:s text:c="4"/>| Null | Key | Default | Extra |</text:p>
      <text:p text:style-name="P5">+------------+----------+------+-----+---------+-------+</text:p>
      <text:p text:style-name="P5">| emp_no <text:s text:c="4"/>| int <text:s text:c="5"/>| YES <text:s/>| <text:s text:c="4"/>| NULL <text:s text:c="3"/>| <text:s text:c="6"/>|</text:p>
      <text:p text:style-name="P5">| email <text:s text:c="5"/>| char(30) | YES <text:s/>| <text:s text:c="4"/>| NULL <text:s text:c="3"/>| <text:s text:c="6"/>|</text:p>
      <text:p text:style-name="P5">| salary <text:s text:c="4"/>| int <text:s text:c="5"/>| YES <text:s/>| <text:s text:c="4"/>| NULL <text:s text:c="3"/>| <text:s text:c="6"/>|</text:p>
      <text:p text:style-name="P5">| commission | int <text:s text:c="5"/>| YES <text:s/>| <text:s text:c="4"/>| NULL <text:s text:c="3"/>| <text:s text:c="6"/>|</text:p>
      <text:p text:style-name="P5">+------------+----------+------+-----+---------+-------+</text:p>
      <text:p text:style-name="P5">4 rows in set (0.00 sec)</text:p>
      <text:p text:style-name="P5"><text:soft-page-break/></text:p>
      <text:p text:style-name="P5">mysql&gt; alter table employee rename to employeedetails;</text:p>
      <text:p text:style-name="P5">Query OK, 0 rows affected (0.01 sec)</text:p>
      <text:p text:style-name="P5"/>
      <text:p text:style-name="P5">mysql&gt; show tables;</text:p>
      <text:p text:style-name="P5">+------------------------+</text:p>
      <text:p text:style-name="P5">| <text:s text:c="4"/>Tables_in_gk52 <text:s text:c="4"/>|</text:p>
      <text:p text:style-name="P5">+------------------------+</text:p>
      <text:p text:style-name="P5">| employeedetails <text:s text:c="7"/>|</text:p>
      <text:p text:style-name="P5">+------------------------+</text:p>
      <text:p text:style-name="P5">1 row in set (0.00 sec)</text:p>
      <text:p text:style-name="P5"/>
      <text:p text:style-name="P5">/////////////////////////////////////////////////////////////////////////</text:p>
      <text:p text:style-name="P5"/>
      <text:p text:style-name="P5">mysql&gt; create table department</text:p>
      <text:p text:style-name="P5"><text:s text:c="4"/>-&gt; <text:s text:c="6"/>(</text:p>
      <text:p text:style-name="P5"><text:s text:c="4"/>-&gt; <text:s text:c="6"/>deptno int,</text:p>
      <text:p text:style-name="P5"><text:s text:c="4"/>-&gt; <text:s text:c="6"/>deptname varchar(20),</text:p>
      <text:p text:style-name="P5"><text:s text:c="4"/>-&gt; <text:s text:c="6"/>location varchar(20)</text:p>
      <text:p text:style-name="P5"><text:s text:c="4"/>-&gt; <text:s text:c="6"/>);</text:p>
      <text:p text:style-name="P5">Query OK, 0 rows affected (0.01 sec)</text:p>
      <text:p text:style-name="P5"/>
      <text:p text:style-name="P5">mysql&gt; desc department;</text:p>
      <text:p text:style-name="P5">+----------+-------------+------+-----+---------+-------+</text:p>
      <text:p text:style-name="P5">| Field <text:s text:c="3"/>| Type <text:s text:c="7"/>| Null | Key | Default | Extra |</text:p>
      <text:p text:style-name="P5">+----------+-------------+------+-----+---------+-------+</text:p>
      <text:p text:style-name="P5">| deptno <text:s text:c="2"/>| int <text:s text:c="8"/>| YES <text:s/>| <text:s text:c="4"/>| NULL <text:s text:c="3"/>| <text:s text:c="6"/>|</text:p>
      <text:p text:style-name="P5">| deptname | varchar(20) | YES <text:s/>| <text:s text:c="4"/>| NULL <text:s text:c="3"/>| <text:s text:c="6"/>|</text:p>
      <text:p text:style-name="P5">| location | varchar(20) | YES <text:s/>| <text:s text:c="4"/>| NULL <text:s text:c="3"/>| <text:s text:c="6"/>|</text:p>
      <text:p text:style-name="P5">+----------+-------------+------+-----+---------+-------+</text:p>
      <text:p text:style-name="P5">3 rows in set (0.00 sec)</text:p>
      <text:p text:style-name="P5"/>
      <text:p text:style-name="P5"/>
      <text:p text:style-name="P5"/>
      <text:p text:style-name="P5">mysql&gt; alter table department add designation char(20);</text:p>
      <text:p text:style-name="P5">Query OK, 0 rows affected (0.01 sec)</text:p>
      <text:p text:style-name="P5">Records: 0 <text:s/>Duplicates: 0 <text:s/>Warnings: 0</text:p>
      <text:p text:style-name="P5"/>
      <text:p text:style-name="P5">mysql&gt; desc department;</text:p>
      <text:p text:style-name="P5">+-------------+-------------+------+-----+---------+-------+</text:p>
      <text:p text:style-name="P5">| Field <text:s text:c="6"/>| Type <text:s text:c="7"/>| Null | Key | Default | Extra |</text:p>
      <text:p text:style-name="P5">+-------------+-------------+------+-----+---------+-------+</text:p>
      <text:p text:style-name="P5">| deptno <text:s text:c="5"/>| int <text:s text:c="8"/>| YES <text:s/>| <text:s text:c="4"/>| NULL <text:s text:c="3"/>| <text:s text:c="6"/>|</text:p>
      <text:p text:style-name="P5">| deptname <text:s text:c="3"/>| varchar(20) | YES <text:s/>| <text:s text:c="4"/>| NULL <text:s text:c="3"/>| <text:s text:c="6"/>|</text:p>
      <text:p text:style-name="P5">| location <text:s text:c="3"/>| varchar(20) | YES <text:s/>| <text:s text:c="4"/>| NULL <text:s text:c="3"/>| <text:s text:c="6"/>|</text:p>
      <text:p text:style-name="P5">| designation | char(20) <text:s text:c="3"/>| YES <text:s/>| <text:s text:c="4"/>| NULL <text:s text:c="3"/>| <text:s text:c="6"/>|</text:p>
      <text:p text:style-name="P5">+-------------+-------------+------+-----+---------+-------+</text:p>
      <text:p text:style-name="P5">4 rows in set (0.00 sec)</text:p>
      <text:p text:style-name="P5"/>
      <text:p text:style-name="P5">mysql&gt; alter table department drop location;</text:p>
      <text:p text:style-name="P5">Query OK, 0 rows affected (0.01 sec)</text:p>
      <text:p text:style-name="P5">Records: 0 <text:s/>Duplicates: 0 <text:s/>Warnings: 0</text:p>
      <text:p text:style-name="P5"/>
      <text:p text:style-name="P5">mysql&gt; desc department;</text:p>
      <text:p text:style-name="P5">+-------------+-------------+------+-----+---------+-------+</text:p>
      <text:p text:style-name="P5">| Field <text:s text:c="6"/>| Type <text:s text:c="7"/>| Null | Key | Default | Extra |</text:p>
      <text:p text:style-name="P5">+-------------+-------------+------+-----+---------+-------+</text:p>
      <text:p text:style-name="P5">| deptno <text:s text:c="5"/>| int <text:s text:c="8"/>| YES <text:s/>| <text:s text:c="4"/>| NULL <text:s text:c="3"/>| <text:s text:c="6"/>|</text:p>
      <text:p text:style-name="P5">| deptname <text:s text:c="3"/>| varchar(20) | YES <text:s/>| <text:s text:c="4"/>| NULL <text:s text:c="3"/>| <text:s text:c="6"/>|</text:p>
      <text:p text:style-name="P5">| designation | char(20) <text:s text:c="3"/>| YES <text:s/>| <text:s text:c="4"/>| NULL <text:s text:c="3"/>| <text:s text:c="6"/>|</text:p>
      <text:p text:style-name="P5">+-------------+-------------+------+-----+---------+-------+</text:p>
      <text:p text:style-name="P5">3 rows in set (0.00 sec)</text:p>
      <text:p text:style-name="P5"><text:soft-page-break/></text:p>
      <text:p text:style-name="P5">mysql&gt; alter table department modify deptname char(50);</text:p>
      <text:p text:style-name="P5">Query OK, 0 rows affected (0.02 sec)</text:p>
      <text:p text:style-name="P5">Records: 0 <text:s/>Duplicates: 0 <text:s/>Warnings: 0</text:p>
      <text:p text:style-name="P5"/>
      <text:p text:style-name="P5">mysql&gt; desc department;</text:p>
      <text:p text:style-name="P5">+-------------+----------+------+-----+---------+-------+</text:p>
      <text:p text:style-name="P5">| Field <text:s text:c="6"/>| Type <text:s text:c="4"/>| Null | Key | Default | Extra |</text:p>
      <text:p text:style-name="P5">+-------------+----------+------+-----+---------+-------+</text:p>
      <text:p text:style-name="P5">| deptno <text:s text:c="5"/>| int <text:s text:c="5"/>| YES <text:s/>| <text:s text:c="4"/>| NULL <text:s text:c="3"/>| <text:s text:c="6"/>|</text:p>
      <text:p text:style-name="P5">| deptname <text:s text:c="3"/>| char(50) | YES <text:s/>| <text:s text:c="4"/>| NULL <text:s text:c="3"/>| <text:s text:c="6"/>|</text:p>
      <text:p text:style-name="P5">| designation | char(20) | YES <text:s/>| <text:s text:c="4"/>| NULL <text:s text:c="3"/>| <text:s text:c="6"/>|</text:p>
      <text:p text:style-name="P5">+-------------+----------+------+-----+---------+-------+</text:p>
      <text:p text:style-name="P5">3 rows in set (0.00 sec)</text:p>
      <text:p text:style-name="P5"/>
      <text:p text:style-name="P5">////////////////////////////////////////////////////////////////////</text:p>
      <text:p text:style-name="P5"/>
      <text:p text:style-name="P5">mysql&gt; create table customer (</text:p>
      <text:p text:style-name="P5"><text:s text:c="4"/>-&gt; <text:s text:c="6"/>custname varchar(20),</text:p>
      <text:p text:style-name="P5"><text:s text:c="4"/>-&gt; <text:s text:c="6"/>custstreet varchar(20),</text:p>
      <text:p text:style-name="P5"><text:s text:c="4"/>-&gt; <text:s text:c="6"/>custcity varchar(20)</text:p>
      <text:p text:style-name="P5"><text:s text:c="4"/>-&gt; <text:s text:c="6"/>);</text:p>
      <text:p text:style-name="P5">Query OK, 0 rows affected (0.01 sec)</text:p>
      <text:p text:style-name="P5"/>
      <text:p text:style-name="P5">mysql&gt; desc customer;</text:p>
      <text:p text:style-name="P5">+------------+-------------+------+-----+---------+-------+</text:p>
      <text:p text:style-name="P5">| Field <text:s text:c="5"/>| Type <text:s text:c="7"/>| Null | Key | Default | Extra |</text:p>
      <text:p text:style-name="P5">+------------+-------------+------+-----+---------+-------+</text:p>
      <text:p text:style-name="P5">| custname <text:s text:c="2"/>| varchar(20) | YES <text:s/>| <text:s text:c="4"/>| NULL <text:s text:c="3"/>| <text:s text:c="6"/>|</text:p>
      <text:p text:style-name="P5">| custstreet | varchar(20) | YES <text:s/>| <text:s text:c="4"/>| NULL <text:s text:c="3"/>| <text:s text:c="6"/>|</text:p>
      <text:p text:style-name="P5">| custcity <text:s text:c="2"/>| varchar(20) | YES <text:s/>| <text:s text:c="4"/>| NULL <text:s text:c="3"/>| <text:s text:c="6"/>|</text:p>
      <text:p text:style-name="P5">+------------+-------------+------+-----+---------+-------+</text:p>
      <text:p text:style-name="P5">3 rows in set (0.00 sec)</text:p>
      <text:p text:style-name="P5"/>
      <text:p text:style-name="P5">mysql&gt; alter table customer add salary int;</text:p>
      <text:p text:style-name="P5">Query OK, 0 rows affected (0.32 sec)</text:p>
      <text:p text:style-name="P5">Records: 0 <text:s/>Duplicates: 0 <text:s/>Warnings: 0</text:p>
      <text:p text:style-name="P5"/>
      <text:p text:style-name="P5">mysql&gt; desc customer;</text:p>
      <text:p text:style-name="P5">+------------+-------------+------+-----+---------+-------+</text:p>
      <text:p text:style-name="P5">| Field <text:s text:c="5"/>| Type <text:s text:c="7"/>| Null | Key | Default | Extra |</text:p>
      <text:p text:style-name="P5">+------------+-------------+------+-----+---------+-------+</text:p>
      <text:p text:style-name="P5">| custname <text:s text:c="2"/>| varchar(20) | YES <text:s/>| <text:s text:c="4"/>| NULL <text:s text:c="3"/>| <text:s text:c="6"/>|</text:p>
      <text:p text:style-name="P5">| custstreet | varchar(20) | YES <text:s/>| <text:s text:c="4"/>| NULL <text:s text:c="3"/>| <text:s text:c="6"/>|</text:p>
      <text:p text:style-name="P5">| custcity <text:s text:c="2"/>| varchar(20) | YES <text:s/>| <text:s text:c="4"/>| NULL <text:s text:c="3"/>| <text:s text:c="6"/>|</text:p>
      <text:p text:style-name="P5">| salary <text:s text:c="4"/>| int <text:s text:c="8"/>| YES <text:s/>| <text:s text:c="4"/>| NULL <text:s text:c="3"/>| <text:s text:c="6"/>|</text:p>
      <text:p text:style-name="P5">+------------+-------------+------+-----+---------+-------+</text:p>
      <text:p text:style-name="P5">4 rows in set (0.00 sec)</text:p>
      <text:p text:style-name="P5"/>
      <text:p text:style-name="P5">mysql&gt; alter table customer drop custstreet;</text:p>
      <text:p text:style-name="P5">Query OK, 0 rows affected (0.01 sec)</text:p>
      <text:p text:style-name="P5">Records: 0 <text:s/>Duplicates: 0 <text:s/>Warnings: 0</text:p>
      <text:p text:style-name="P5"/>
      <text:p text:style-name="P5">mysql&gt; desc customer;</text:p>
      <text:p text:style-name="P5">+----------+-------------+------+-----+---------+-------+</text:p>
      <text:p text:style-name="P5">| Field <text:s text:c="3"/>| Type <text:s text:c="7"/>| Null | Key | Default | Extra |</text:p>
      <text:p text:style-name="P5">+----------+-------------+------+-----+---------+-------+</text:p>
      <text:p text:style-name="P5">| custname | varchar(20) | YES <text:s/>| <text:s text:c="4"/>| NULL <text:s text:c="3"/>| <text:s text:c="6"/>|</text:p>
      <text:p text:style-name="P5">| custcity | varchar(20) | YES <text:s/>| <text:s text:c="4"/>| NULL <text:s text:c="3"/>| <text:s text:c="6"/>|</text:p>
      <text:p text:style-name="P5">| salary <text:s text:c="2"/>| int <text:s text:c="8"/>| YES <text:s/>| <text:s text:c="4"/>| NULL <text:s text:c="3"/>| <text:s text:c="6"/>|</text:p>
      <text:p text:style-name="P5">+----------+-------------+------+-----+---------+-------+</text:p>
      <text:p text:style-name="P5">3 rows in set (0.01 sec)</text:p>
      <text:p text:style-name="P5"><text:soft-page-break/></text:p>
      <text:p text:style-name="P5">mysql&gt; alter table customer modify custname char(30);</text:p>
      <text:p text:style-name="P5">Query OK, 0 rows affected (0.03 sec)</text:p>
      <text:p text:style-name="P5">Records: 0 <text:s/>Duplicates: 0 <text:s/>Warnings: 0</text:p>
      <text:p text:style-name="P5">mysql&gt; desc customer;</text:p>
      <text:p text:style-name="P5">+----------+-------------+------+-----+---------+-------+</text:p>
      <text:p text:style-name="P5">| Field <text:s text:c="3"/>| Type <text:s text:c="7"/>| Null | Key | Default | Extra |</text:p>
      <text:p text:style-name="P5">+----------+-------------+------+-----+---------+-------+</text:p>
      <text:p text:style-name="P5">| custname | char(30) <text:s text:c="3"/>| YES <text:s/>| <text:s text:c="4"/>| NULL <text:s text:c="3"/>| <text:s text:c="6"/>|</text:p>
      <text:p text:style-name="P5">| custcity | varchar(20) | YES <text:s/>| <text:s text:c="4"/>| NULL <text:s text:c="3"/>| <text:s text:c="6"/>|</text:p>
      <text:p text:style-name="P5">| salary <text:s text:c="2"/>| int <text:s text:c="8"/>| YES <text:s/>| <text:s text:c="4"/>| NULL <text:s text:c="3"/>| <text:s text:c="6"/>|</text:p>
      <text:p text:style-name="P5">+----------+-------------+------+-----+---------+-------+</text:p>
      <text:p text:style-name="P5">3 rows in set (0.00 sec)</text:p>
      <text:p text:style-name="P5"/>
      <text:p text:style-name="P5">/////////////////////////////////////////////////////////////////////////</text:p>
      <text:p text:style-name="P5"/>
      <text:p text:style-name="P5">mysql&gt; create table branch(</text:p>
      <text:p text:style-name="P5"><text:s text:c="4"/>-&gt; <text:s text:c="6"/>branch_name varchar(20),</text:p>
      <text:p text:style-name="P5"><text:s text:c="4"/>-&gt; <text:s text:c="6"/>city varchar(20),</text:p>
      <text:p text:style-name="P5"><text:s text:c="4"/>-&gt; <text:s text:c="6"/>amount int</text:p>
      <text:p text:style-name="P5"><text:s text:c="4"/>-&gt; <text:s text:c="6"/>);</text:p>
      <text:p text:style-name="P5">Query OK, 0 rows affected (0.01 sec)</text:p>
      <text:p text:style-name="P5">mysql&gt; desc branch;</text:p>
      <text:p text:style-name="P5">+-------------+-------------+------+-----+---------+-------+</text:p>
      <text:p text:style-name="P5">| Field <text:s text:c="6"/>| Type <text:s text:c="7"/>| Null | Key | Default | Extra |</text:p>
      <text:p text:style-name="P5">+-------------+-------------+------+-----+---------+-------+</text:p>
      <text:p text:style-name="P5">| branch_name | varchar(20) | YES <text:s/>| <text:s text:c="4"/>| NULL <text:s text:c="3"/>| <text:s text:c="6"/>|</text:p>
      <text:p text:style-name="P5">| city <text:s text:c="7"/>| varchar(20) | YES <text:s/>| <text:s text:c="4"/>| NULL <text:s text:c="3"/>| <text:s text:c="6"/>|</text:p>
      <text:p text:style-name="P5">| amount <text:s text:c="5"/>| int <text:s text:c="8"/>| YES <text:s/>| <text:s text:c="4"/>| NULL <text:s text:c="3"/>| <text:s text:c="6"/>|</text:p>
      <text:p text:style-name="P5">+-------------+-------------+------+-----+---------+-------+</text:p>
      <text:p text:style-name="P5">3 rows in set (0.00 sec)</text:p>
      <text:p text:style-name="P5"/>
      <text:p text:style-name="P5">mysql&gt; alter table branch drop column branch_name, drop column city;</text:p>
      <text:p text:style-name="P5">Query OK, 0 rows affected (1.78 sec)</text:p>
      <text:p text:style-name="P5">Records: 0 <text:s/>Duplicates: 0 <text:s/>Warnings: 0</text:p>
      <text:p text:style-name="P5">mysql&gt; desc branch;</text:p>
      <text:p text:style-name="P5">+--------+------+------+-----+---------+-------+</text:p>
      <text:p text:style-name="P5">| Field <text:s/>| Type | Null | Key | Default | Extra |</text:p>
      <text:p text:style-name="P5">+--------+------+------+-----+---------+-------+</text:p>
      <text:p text:style-name="P5">| amount | int <text:s/>| YES <text:s/>| <text:s text:c="4"/>| NULL <text:s text:c="3"/>| <text:s text:c="6"/>|</text:p>
      <text:p text:style-name="P5">+--------+------+------+-----+---------+-------+</text:p>
      <text:p text:style-name="P5">1 row in set (0.00 sec)</text:p>
      <text:p text:style-name="P5"/>
      <text:p text:style-name="P5">/////////////////////////////////////////////////////////////////////////</text:p>
      <text:p text:style-name="P5"/>
      <text:p text:style-name="P5">mysql&gt; create table sailor (</text:p>
      <text:p text:style-name="P5"><text:s text:c="4"/>-&gt; <text:s text:c="6"/>sid int,</text:p>
      <text:p text:style-name="P5"><text:s text:c="4"/>-&gt; <text:s text:c="6"/>sname varchar(20),</text:p>
      <text:p text:style-name="P5"><text:s text:c="4"/>-&gt; <text:s text:c="6"/>rating varchar(20)</text:p>
      <text:p text:style-name="P5"><text:s text:c="4"/>-&gt; <text:s text:c="6"/>);</text:p>
      <text:p text:style-name="P5">Query OK, 0 rows affected (0.01 sec)</text:p>
      <text:p text:style-name="P5"/>
      <text:p text:style-name="P5">mysql&gt; desc sailor;</text:p>
      <text:p text:style-name="P5">+--------+-------------+------+-----+---------+-------+</text:p>
      <text:p text:style-name="P5">| Field <text:s/>| Type <text:s text:c="7"/>| Null | Key | Default | Extra |</text:p>
      <text:p text:style-name="P5">+--------+-------------+------+-----+---------+-------+</text:p>
      <text:p text:style-name="P5">| sid <text:s text:c="3"/>| int <text:s text:c="8"/>| YES <text:s/>| <text:s text:c="4"/>| NULL <text:s text:c="3"/>| <text:s text:c="6"/>|</text:p>
      <text:p text:style-name="P5">| sname <text:s/>| varchar(20) | YES <text:s/>| <text:s text:c="4"/>| NULL <text:s text:c="3"/>| <text:s text:c="6"/>|</text:p>
      <text:p text:style-name="P5">| rating | varchar(20) | YES <text:s/>| <text:s text:c="4"/>| NULL <text:s text:c="3"/>| <text:s text:c="6"/>|</text:p>
      <text:p text:style-name="P5">+--------+-------------+------+-----+---------+-------+</text:p>
      <text:p text:style-name="P5">3 rows in set (0.00 sec)</text:p>
      <text:p text:style-name="P5"/>
      <text:p text:style-name="P5"><text:soft-page-break/></text:p>
      <text:p text:style-name="P5">mysql&gt; alter table sailor add column age int after sname;</text:p>
      <text:p text:style-name="P5">Query OK, 0 rows affected (0.01 sec)</text:p>
      <text:p text:style-name="P5">Records: 0 <text:s/>Duplicates: 0 <text:s/>Warnings: 0</text:p>
      <text:p text:style-name="P3"/>
      <text:p text:style-name="P5">mysql&gt; desc sailor;</text:p>
      <text:p text:style-name="P5">+--------+-------------+------+-----+---------+-------+</text:p>
      <text:p text:style-name="P5">| Field <text:s/>| Type <text:s text:c="7"/>| Null | Key | Default | Extra |</text:p>
      <text:p text:style-name="P5">+--------+-------------+------+-----+---------+-------+</text:p>
      <text:p text:style-name="P5">| sid <text:s text:c="3"/>| int <text:s text:c="8"/>| YES <text:s/>| <text:s text:c="4"/>| NULL <text:s text:c="3"/>| <text:s text:c="6"/>|</text:p>
      <text:p text:style-name="P5">| sname <text:s/>| varchar(20) | YES <text:s/>| <text:s text:c="4"/>| NULL <text:s text:c="3"/>| <text:s text:c="6"/>|</text:p>
      <text:p text:style-name="P5">| age <text:s text:c="3"/>| int <text:s text:c="8"/>| YES <text:s/>| <text:s text:c="4"/>| NULL <text:s text:c="3"/>| <text:s text:c="6"/>|</text:p>
      <text:p text:style-name="P5">| rating | varchar(20) | YES <text:s/>| <text:s text:c="4"/>| NULL <text:s text:c="3"/>| <text:s text:c="6"/>|</text:p>
      <text:p text:style-name="P5">+--------+-------------+------+-----+---------+-------+</text:p>
      <text:p text:style-name="P5">4 rows in set (0.00 sec)</text:p>
      <text:p text:style-name="P5"/>
      <text:p text:style-name="P5">mysql&gt; alter table sailor drop column rating;</text:p>
      <text:p text:style-name="P5">Query OK, 0 rows affected (0.01 sec)</text:p>
      <text:p text:style-name="P5">Records: 0 <text:s/>Duplicates: 0 <text:s/>Warnings: 0</text:p>
      <text:p text:style-name="P5"/>
      <text:p text:style-name="P5">mysql&gt; desc sailor;</text:p>
      <text:p text:style-name="P5">+-------+-------------+------+-----+---------+-------+</text:p>
      <text:p text:style-name="P5">| Field | Type <text:s text:c="7"/>| Null | Key | Default | Extra |</text:p>
      <text:p text:style-name="P5">+-------+-------------+------+-----+---------+-------+</text:p>
      <text:p text:style-name="P5">| sid <text:s text:c="2"/>| int <text:s text:c="8"/>| YES <text:s/>| <text:s text:c="4"/>| NULL <text:s text:c="3"/>| <text:s text:c="6"/>|</text:p>
      <text:p text:style-name="P5">| sname | varchar(20) | YES <text:s/>| <text:s text:c="4"/>| NULL <text:s text:c="3"/>| <text:s text:c="6"/>|</text:p>
      <text:p text:style-name="P5">| age <text:s text:c="2"/>| int <text:s text:c="8"/>| YES <text:s/>| <text:s text:c="4"/>| NULL <text:s text:c="3"/>| <text:s text:c="6"/>|</text:p>
      <text:p text:style-name="P5">+-------+-------------+------+-----+---------+-------+</text:p>
      <text:p text:style-name="P5">3 rows in set (0.00 sec)</text:p>
      <text:p text:style-name="P5"/>
      <text:p text:style-name="P5">/////////////////////////////////////////////////////////////////////////</text:p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5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10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7</meta:editing-cycles>
    <meta:creation-date>2022-11-22T13:05:00</meta:creation-date>
    <dc:date>2023-10-09T23:17:44.730000000</dc:date>
    <meta:editing-duration>PT9M49S</meta:editing-duration>
    <meta:generator>LibreOffice/7.4.3.2$Windows_X86_64 LibreOffice_project/1048a8393ae2eeec98dff31b5c133c5f1d08b890</meta:generator>
    <meta:document-statistic meta:table-count="0" meta:image-count="0" meta:object-count="0" meta:page-count="5" meta:paragraph-count="244" meta:word-count="1773" meta:character-count="10988" meta:non-whitespace-character-count="8219"/>
    <meta:user-defined meta:name="AppVersion">16.0000</meta:user-defined>
    <meta:template xlink:type="simple" xlink:actuate="onRequest" xlink:title="Normal.dotm" xlink:href=""/>
  </office:meta>
</office:document-meta>
</file>